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Noto Mono" svg:font-family="'Noto Mono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weight="normal" officeooo:rsid="00084343" officeooo:paragraph-rsid="00084343" style:font-weight-asian="normal" style:font-weight-complex="normal"/>
    </style:style>
    <style:style style:name="P2" style:family="paragraph" style:parent-style-name="Text_20_body">
      <style:text-properties fo:font-weight="normal" officeooo:rsid="000a440d" officeooo:paragraph-rsid="000a440d" style:font-weight-asian="normal" style:font-weight-complex="normal"/>
    </style:style>
    <style:style style:name="P3" style:family="paragraph" style:parent-style-name="Text_20_body" style:list-style-name="L1">
      <style:text-properties fo:font-weight="bold" officeooo:rsid="0005e56c" officeooo:paragraph-rsid="0005e56c" style:font-weight-asian="bold" style:font-weight-complex="bold"/>
    </style:style>
    <style:style style:name="P4" style:family="paragraph" style:parent-style-name="Text_20_body">
      <style:text-properties fo:font-weight="normal" officeooo:rsid="000ee07a" officeooo:paragraph-rsid="000ee07a" style:font-weight-asian="normal" style:font-weight-complex="normal"/>
    </style:style>
    <style:style style:name="P5" style:family="paragraph" style:parent-style-name="Text_20_body">
      <style:text-properties fo:font-weight="normal" officeooo:rsid="0010bc68" officeooo:paragraph-rsid="0010bc68" style:font-weight-asian="normal" style:font-weight-complex="normal"/>
    </style:style>
    <style:style style:name="P6" style:family="paragraph" style:parent-style-name="Text_20_body">
      <style:text-properties fo:font-weight="normal" officeooo:rsid="0011d179" officeooo:paragraph-rsid="0011d179" style:font-weight-asian="normal" style:font-weight-complex="normal"/>
    </style:style>
    <style:style style:name="P7" style:family="paragraph" style:parent-style-name="Text_20_body">
      <style:text-properties fo:font-weight="normal" officeooo:rsid="00135a7d" officeooo:paragraph-rsid="00135a7d" style:font-weight-asian="normal" style:font-weight-complex="normal"/>
    </style:style>
    <style:style style:name="P8" style:family="paragraph" style:parent-style-name="Text_20_body">
      <style:text-properties fo:font-weight="normal" officeooo:rsid="00155504" officeooo:paragraph-rsid="00155504" style:font-weight-asian="normal" style:font-weight-complex="normal"/>
    </style:style>
    <style:style style:name="P9" style:family="paragraph" style:parent-style-name="Text_20_body">
      <style:text-properties officeooo:paragraph-rsid="00138c0e"/>
    </style:style>
    <style:style style:name="P10" style:family="paragraph" style:parent-style-name="Text_20_body">
      <style:text-properties officeooo:rsid="0013e00e" officeooo:paragraph-rsid="0013e00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a1538" style:font-style-asian="normal" style:font-style-complex="normal"/>
    </style:style>
    <style:style style:name="T4" style:family="text">
      <style:text-properties fo:font-style="normal" officeooo:rsid="000bdeb1" style:font-style-asian="normal" style:font-style-complex="normal"/>
    </style:style>
    <style:style style:name="T5" style:family="text">
      <style:text-properties officeooo:rsid="000a1538"/>
    </style:style>
    <style:style style:name="T6" style:family="text">
      <style:text-properties style:text-position="sub 58%" fo:font-style="italic" style:font-style-asian="italic" style:font-style-complex="italic"/>
    </style:style>
    <style:style style:name="T7" style:family="text">
      <style:text-properties style:text-position="sub 58%" style:font-name="Noto Mono" style:font-name-asian="Noto Mono" style:font-name-complex="Noto Mono"/>
    </style:style>
    <style:style style:name="T8" style:family="text">
      <style:text-properties style:text-position="sub 58%" style:font-name="Noto Mono" fo:font-style="normal" officeooo:rsid="00138c0e" style:font-name-asian="Noto Mono" style:font-style-asian="normal" style:font-name-complex="Noto Mono" style:font-style-complex="normal"/>
    </style:style>
    <style:style style:name="T9" style:family="text">
      <style:text-properties style:text-position="sub 58%" style:font-name="Noto Mono" fo:language="en" fo:country="US" fo:font-style="italic" style:font-name-asian="Noto Mono" style:font-style-asian="italic" style:font-name-complex="Noto Mono" style:font-style-complex="normal"/>
    </style:style>
    <style:style style:name="T10" style:family="text">
      <style:text-properties style:text-position="sub 58%" style:font-name="Liberation Serif" fo:font-style="italic" officeooo:rsid="00138c0e" style:font-name-asian="Noto Mono" style:font-style-asian="italic" style:font-name-complex="Noto Mono" style:font-style-complex="italic"/>
    </style:style>
    <style:style style:name="T11" style:family="text">
      <style:text-properties style:text-position="0% 100%" fo:font-style="italic" style:font-style-asian="italic" style:font-style-complex="italic"/>
    </style:style>
    <style:style style:name="T12" style:family="text">
      <style:text-properties style:text-position="0% 100%" fo:font-style="normal" style:font-style-asian="normal" style:font-style-complex="normal"/>
    </style:style>
    <style:style style:name="T13" style:family="text">
      <style:text-properties style:text-position="0% 100%" style:font-name="Noto Mono" style:font-name-asian="Noto Mono" style:font-name-complex="Noto Mono"/>
    </style:style>
    <style:style style:name="T14" style:family="text">
      <style:text-properties style:text-position="0% 100%" style:font-name="Noto Mono" fo:font-style="normal" officeooo:rsid="00138c0e" style:font-name-asian="Noto Mono" style:font-style-asian="normal" style:font-name-complex="Noto Mono" style:font-style-complex="normal"/>
    </style:style>
    <style:style style:name="T15" style:family="text">
      <style:text-properties style:text-position="0% 100%" style:font-name="Liberation Serif" style:font-name-asian="Noto Mono" style:font-name-complex="Noto Mono"/>
    </style:style>
    <style:style style:name="T16" style:family="text">
      <style:text-properties style:text-position="0% 100%" style:font-name="Liberation Serif" officeooo:rsid="00138c0e" style:font-name-asian="Noto Mono" style:font-name-complex="Noto Mono"/>
    </style:style>
    <style:style style:name="T17" style:family="text">
      <style:text-properties style:text-position="0% 100%" style:font-name="Liberation Serif" fo:font-style="normal" officeooo:rsid="00138c0e" style:font-name-asian="Noto Mono" style:font-style-asian="normal" style:font-name-complex="Noto Mono" style:font-style-complex="normal"/>
    </style:style>
    <style:style style:name="T18" style:family="text">
      <style:text-properties style:text-position="0% 100%" style:font-name="Liberation Serif" fo:font-style="italic" officeooo:rsid="00138c0e" style:font-name-asian="Noto Mono" style:font-style-asian="italic" style:font-name-complex="Noto Mono" style:font-style-complex="italic"/>
    </style:style>
    <style:style style:name="T19" style:family="text">
      <style:text-properties style:text-position="0% 100%" style:font-name="Liberation Serif" fo:language="en" fo:country="US" fo:font-style="italic" officeooo:rsid="00138c0e" style:font-name-asian="Noto Mono" style:font-style-asian="italic" style:font-name-complex="Noto Mono" style:font-style-complex="normal"/>
    </style:style>
    <style:style style:name="T20" style:family="text">
      <style:text-properties style:text-position="0% 100%" style:font-name="Liberation Serif" fo:language="en" fo:country="US" fo:font-style="italic" style:font-name-asian="Noto Mono" style:font-style-asian="italic" style:font-name-complex="Noto Mono" style:font-style-complex="italic"/>
    </style:style>
    <style:style style:name="T21" style:family="text">
      <style:text-properties style:text-position="0% 100%" style:font-name="Liberation Serif" fo:language="en" fo:country="US" fo:font-style="normal" style:font-name-asian="Noto Mono" style:font-style-asian="normal" style:font-name-complex="Noto Mono" style:font-style-complex="normal"/>
    </style:style>
    <style:style style:name="T22" style:family="text">
      <style:text-properties style:font-name="Noto Mono" style:font-name-asian="Noto Mono" style:font-name-complex="Noto Mono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fo:margin-left="0cm" fo:margin-right="0cm" style:vertical-pos="middle" style:vertical-rel="text" fo:background-color="#ffffff" style:background-transparency="0%" draw:fill="solid" draw:fill-color="#ffffff" draw:opacity="100%" fo:padding="0.002cm" fo:border="non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96816381" text:style-name="L1">
        <text:list-item>
          <text:p text:style-name="P3">Что такое интерполяция?</text:p>
        </text:list-item>
      </text:list>
      <text:p text:style-name="P1"><text:span text:style-name="T5">Способ приближенного</text:span> востановление функции <text:span text:style-name="T1">f(x)</text:span><text:span text:style-name="T2"> по </text:span><text:span text:style-name="T3">имеющемуся набору известных значений </text:span><text:span text:style-name="T4">(</text:span><text:span text:style-name="T4"><draw:frame draw:style-name="fr1" draw:name="Object1" text:anchor-type="as-char" svg:y="-0.386cm" svg:width="4.456cm" svg:height="0.542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4">).</text:span></text:p>
      <text:list xml:id="list13242295483383" text:continue-numbering="true" text:style-name="L1">
        <text:list-item>
          <text:p text:style-name="P3">Чем сплайн отличается от других типов?</text:p>
        </text:list-item>
      </text:list>
      <text:p text:style-name="P8">Сплайном называется функция, которая вместе с несколькими производными непрерывна на всем заданном отрезке <text:span text:style-name="T1">[a, b]</text:span><text:span text:style-name="T2">, а на каждом частичном отрезке </text:span><text:span text:style-name="T1">[x</text:span><text:span text:style-name="T6">i</text:span><text:span text:style-name="T11">, x</text:span><text:span text:style-name="T6">i+1</text:span><text:span text:style-name="T11">]</text:span><text:span text:style-name="T12"> в отдельности является некоторым алгебраическим многочленом.</text:span></text:p>
      <text:list xml:id="list13242499656073" text:continue-numbering="true" text:style-name="L1">
        <text:list-item>
          <text:p text:style-name="P3">Сплайн какой степени используется?</text:p>
        </text:list-item>
      </text:list>
      <text:p text:style-name="P2">Третьей.</text:p>
      <text:list xml:id="list13242766394938" text:continue-numbering="true" text:style-name="L1">
        <text:list-item>
          <text:p text:style-name="P3">Какие заданы условия, чтобы можно было построить сплайн на всём отрезке?</text:p>
        </text:list-item>
      </text:list>
      <text:p text:style-name="P4">Краевые условия (б): <text:span text:style-name="T1">S``</text:span><text:span text:style-name="T6">3</text:span><text:span text:style-name="T11">(a)=f``(a), S``</text:span><text:span text:style-name="T6">3</text:span><text:span text:style-name="T11">(b) = f``(a)</text:span><text:span text:style-name="T12">.</text:span></text:p>
      <text:list xml:id="list13243018275842" text:continue-numbering="true" text:style-name="L1">
        <text:list-item>
          <text:p text:style-name="P3">Какая система относительно чего и каким методом решается?</text:p>
        </text:list-item>
      </text:list>
      <text:p text:style-name="P5">Система линейных алгебраических уравнений, имеющая трехдиагональную матрицу с диагональным преобладанием.</text:p>
      <text:list xml:id="list13243361652471" text:continue-numbering="true" text:style-name="L1">
        <text:list-item>
          <text:p text:style-name="P3">В чём заключается метод прогонки?</text:p>
        </text:list-item>
      </text:list>
      <text:p text:style-name="P6">Метод прогонки является частным случаем метода Гаусса и применяется к системам с трех-пятидиагональной матрице. Если при решении таких применять мето Гаусса, то расчет можно организовать таким образом, чтобы не включать нулевые элементы матрицы. Этим самым экономится требуемая память и уменьшается объем вычислений. Метод прогонки состоит из двух этапов: прямой и обратной прогонки. На перво этапе определяются прогоночные коэффициенты, а на втором — находят неизвестные <text:span text:style-name="T1">x1, x2, x3, …, xn</text:span><text:span text:style-name="T2">.</text:span></text:p>
      <text:list xml:id="list13241495870489" text:continue-numbering="true" text:style-name="L1">
        <text:list-item>
          <text:p text:style-name="P3">Что такое прямая прогонка?</text:p>
        </text:list-item>
      </text:list>
      <text:p text:style-name="P7">Поиск прогоночных коэффициентов.</text:p>
      <text:list xml:id="list13243389238451" text:continue-numbering="true" text:style-name="L1">
        <text:list-item>
          <text:p text:style-name="P3">Что такое обратная прогонка?</text:p>
        </text:list-item>
      </text:list>
      <text:p text:style-name="P7">Поиск неизвестных <text:span text:style-name="T1">x1, x2, x3, …, xn</text:span><text:span text:style-name="T2">.</text:span></text:p>
      <text:list xml:id="list13242817826920" text:continue-numbering="true" text:style-name="L1">
        <text:list-item>
          <text:p text:style-name="P3">Как получены цифры в таблице?</text:p>
        </text:list-item>
      </text:list>
      <text:p text:style-name="Text_20_body"><text:span text:style-name="T22">∆</text:span><text:span text:style-name="T7">max</text:span><text:span text:style-name="T13"> —</text:span><text:span text:style-name="T15"> </text:span><text:span text:style-name="T16">максимальная погрешность. Находится по формуле </text:span><text:span text:style-name="T18">|S</text:span><text:span text:style-name="T10">3</text:span><text:span text:style-name="T18">(x) — f(x)|</text:span><text:span text:style-name="T17">.</text:span></text:p>
      <text:p text:style-name="P9"><text:span text:style-name="T14">∆</text:span><text:span text:style-name="T8">оц</text:span><text:span text:style-name="T14"> —</text:span><text:span text:style-name="T17"> оценочная погрешность (наверное). Находится по формуле </text:span><text:span text:style-name="T17"><draw:frame draw:style-name="fr2" draw:name="Object42" text:anchor-type="as-char" svg:width="3.263cm" svg:height="1.182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7">, где </text:span><text:span text:style-name="T18">k</text:span><text:span text:style-name="T17"> — это </text:span><text:span text:style-name="T18">min{j,4}</text:span><text:span text:style-name="T17"> порядок производной.</text:span></text:p>
      <text:p text:style-name="P10"><text:span text:style-name="T19">K</text:span><text:span text:style-name="T9">∆</text:span><text:span text:style-name="T21"> - отношение погрешности предыдущей строки к данной ( коэффициент уменьшения погрешности при удвоении </text:span><text:span text:style-name="T20">n</text:span><text:span text:style-name="T21">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Noto Mono" svg:font-family="'Noto Mono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style:page-number="auto"/>
      <style:text-properties fo:font-size="14pt" fo:language="ru" fo:country="RU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3:01:00.820591105</meta:creation-date>
    <dc:date>2020-03-12T01:29:16.788271775</dc:date>
    <meta:editing-duration>PT2H17M53S</meta:editing-duration>
    <meta:editing-cycles>13</meta:editing-cycles>
    <meta:generator>LibreOffice/6.0.7.3$Linux_X86_64 LibreOffice_project/00m0$Build-3</meta:generator>
    <meta:document-statistic meta:table-count="0" meta:image-count="0" meta:object-count="2" meta:page-count="1" meta:paragraph-count="20" meta:word-count="231" meta:character-count="1670" meta:non-whitespace-character-count="1463"/>
  </office:meta>
</office:document-meta>
</file>

<file path=Object 1/content.xml><?xml version="1.0" encoding="utf-8"?>
<math xmlns="http://www.w3.org/1998/Math/MathML" display="block">
  <semantics>
    <mrow>
      <msub>
        <mi>x</mi>
        <mi>i</mi>
      </msub>
      <mspace width="2em"/>
      <mi>и</mi>
      <mspace width="2em"/>
      <mi>f</mi>
      <mrow>
        <mo fence="true" stretchy="false">(</mo>
        <mrow>
          <msub>
            <mi>x</mi>
            <mi>i</mi>
          </msub>
        </mrow>
        <mo fence="true" stretchy="false">)</mo>
      </mrow>
      <mi>,</mi>
      <mspace width="2em"/>
      <mi mathvariant="italic">где</mi>
      <mspace width="2em"/>
      <mrow>
        <mi>i</mi>
        <mo stretchy="false">=</mo>
        <mover accent="true">
          <mrow>
            <mn>0</mn>
            <mi>,</mi>
            <mi>n</mi>
          </mrow>
          <mo>¯</mo>
        </mover>
      </mrow>
    </mrow>
    <annotation encoding="StarMath 5.0">x_i~и~f( x_i ),~где~ i=  overline {0,n}</annotation>
  </semantics>
</math>
</file>

<file path=Object 2/content.xml><?xml version="1.0" encoding="utf-8"?>
<math xmlns="http://www.w3.org/1998/Math/MathML" display="block">
  <semantics>
    <mrow>
      <mstyle mathsize="12pt">
        <mrow>
          <msub>
            <mi>Δ</mi>
            <mstyle mathsize="8pt">
              <mtext>оц</mtext>
            </mstyle>
          </msub>
          <mrow>
            <mrow>
              <mo fence="true" stretchy="true">(</mo>
              <mrow>
                <mrow>
                  <mn>2</mn>
                  <mi>n</mi>
                </mrow>
              </mrow>
              <mo fence="true" stretchy="true">)</mo>
            </mrow>
            <mo stretchy="false">=</mo>
            <mfrac>
              <mrow>
                <msub>
                  <mi>Δ</mi>
                  <mstyle mathsize="8pt">
                    <mtext>max</mtext>
                  </mstyle>
                </msub>
                <mrow>
                  <mo fence="true" stretchy="true">(</mo>
                  <mrow>
                    <mi>n</mi>
                  </mrow>
                  <mo fence="true" stretchy="true">)</mo>
                </mrow>
              </mrow>
              <msup>
                <mn>2</mn>
                <mstyle mathsize="8pt">
                  <mi>k</mi>
                </mstyle>
              </msup>
            </mfrac>
          </mrow>
        </mrow>
      </mstyle>
      <mrow/>
    </mrow>
    <annotation encoding="StarMath 5.0"> size 12{Δ rSub { size 8{"оц"} }  left (2n right )= {  {Δ rSub { size 8{"max"} }  left (n right )}  over  {2 rSup { size 8{k} } } } } {}</annotation>
  </semantics>
</math>
</file>